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4cm" svg:x="5.592cm" svg:y="2.462cm">
          <text:p text:style-name="P1"><text:span text:style-name="T1">app.selected_brush</text:span></text:p>
          <text:p text:style-name="P1"><text:span text:style-name="T1"/></text:p>
          <text:list text:style-name="L1">
            <text:list-item>
              <text:p text:style-name="P1"><text:s/>one from brushlist</text:p>
            </text:list-item>
            <text:list-item>
              <text:p text:style-name="P1"><text:s/>one from brushkeys</text:p>
            </text:list-item>
            <text:list-item>
              <text:p text:style-name="P1"><text:s/>Non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.5cm" svg:x="18.5cm" svg:y="2.5cm">
          <text:p text:style-name="P1"><text:span text:style-name="T1">app.brush</text:span></text:p>
          <text:p text:style-name="P1"><text:span text:style-name="T1"/></text:p>
          <text:list text:style-name="L1">
            <text:list-item>
              <text:p text:style-name="P1"><text:s/>always the same instance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4.193cm" svg:height="0.962cm" svg:x="13.092cm" svg:y="2cm">
          <draw:text-box>
            <text:p>copy settings</text:p>
          </draw:text-box>
        </draw:frame>
        <draw:custom-shape draw:style-name="gr1" draw:text-style-name="P2" draw:layer="layout" svg:width="9.5cm" svg:height="1cm" svg:x="18.5cm" svg:y="5cm">
          <text:p text:style-name="P1"><text:span text:style-name="T2">app.brush</text:span><text:span text:style-name="T1">.</text:span><text:span text:style-name="T3">settings_observer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92cm" svg:y1="2.962cm" svg:x2="18.5cm" svg:y2="3cm">
          <text:p/>
        </draw:line>
        <draw:line draw:style-name="gr3" draw:text-style-name="P3" draw:layer="layout" svg:x1="21.5cm" svg:y1="6cm" svg:x2="22.5cm" svg:y2="8.5cm">
          <text:p/>
        </draw:line>
        <draw:line draw:style-name="gr3" draw:text-style-name="P3" draw:layer="layout" svg:x1="22.592cm" svg:y1="5.962cm" svg:x2="23.592cm" svg:y2="6.962cm">
          <text:p/>
        </draw:line>
        <draw:frame draw:style-name="gr2" draw:layer="layout" svg:width="4.481cm" svg:height="0.962cm" svg:x="23.687cm" svg:y="6.462cm">
          <draw:text-box>
            <text:p>doc.set_brush</text:p>
          </draw:text-box>
        </draw:frame>
        <draw:frame draw:style-name="gr2" draw:layer="layout" svg:width="3.749cm" svg:height="1.673cm" svg:x="21.937cm" svg:y="8.827cm">
          <draw:text-box>
            <text:p>live update</text:p>
            <text:p>last stroke</text:p>
          </draw:text-box>
        </draw:frame>
        <draw:line draw:style-name="gr3" draw:text-style-name="P3" draw:layer="layout" svg:x1="20.5cm" svg:y1="6cm" svg:x2="20.5cm" svg:y2="17cm">
          <text:p/>
        </draw:line>
        <draw:custom-shape draw:style-name="gr1" draw:text-style-name="P4" draw:layer="layout" svg:width="8cm" svg:height="1cm" svg:x="19.5cm" svg:y="17cm">
          <text:p text:style-name="P1"><text:span text:style-name="T1">color selector widget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628cm" svg:height="0.962cm" svg:x="20.872cm" svg:y="16cm">
          <draw:text-box>
            <text:p>current color changed</text:p>
          </draw:text-box>
        </draw:frame>
        <draw:path draw:style-name="gr3" draw:text-style-name="P3" draw:layer="layout" svg:width="3.478cm" svg:height="13.75cm" draw:transform="rotate (0.11065387457642) translate (15.0183367600819cm 4.16462422913655cm)" svg:viewBox="0 0 3479 13751" svg:d="m2982 25344c14 32-2154-239-2982-331 331-2982 1159-10436 1491-13418 497 55 1160 129 1988 221">
          <text:p/>
        </draw:path>
        <draw:frame draw:style-name="gr2" draw:layer="layout" svg:width="2.898cm" svg:height="0.962cm" svg:x="16.5cm" svg:y="16.5cm">
          <draw:text-box>
            <text:p>set color</text:p>
          </draw:text-box>
        </draw:frame>
        <draw:polyline draw:style-name="gr3" draw:text-style-name="P3" draw:layer="layout" svg:width="13.499cm" svg:height="5.499cm" draw:transform="rotate (1.5707963267946) translate (1cm 16.5000000000049cm)" svg:viewBox="0 0 13500 5500" draw:points="0,7500 0,2000 13500,2000 13500,6500">
          <text:p/>
        </draw:polyline>
        <draw:custom-shape draw:style-name="gr1" draw:text-style-name="P4" draw:layer="layout" svg:width="6cm" svg:height="1cm" svg:x="6.5cm" svg:y="16cm">
          <text:p text:style-name="P1"><text:span text:style-name="T1">brush list 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5cm" svg:height="1cm" svg:x="5.592cm" svg:y="6.462cm">
          <text:p text:style-name="P1"><text:span text:style-name="T2">app</text:span><text:span text:style-name="T1">.</text:span><text:span text:style-name="T4">brush_selected_callback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cm" svg:y1="6.5cm" svg:x2="14cm" svg:y2="3cm">
          <text:p/>
        </draw:line>
        <draw:frame draw:style-name="gr4" draw:layer="layout" svg:width="4.092cm" svg:height="1cm" svg:x="1cm" svg:y="15.5cm">
          <draw:text-box>
            <text:p>select_brush</text:p>
          </draw:text-box>
        </draw:frame>
        <draw:line draw:style-name="gr5" draw:text-style-name="P3" draw:layer="layout" svg:x1="14.5cm" svg:y1="7.5cm" svg:x2="14.5cm" svg:y2="11cm">
          <text:p/>
        </draw:line>
        <draw:custom-shape draw:style-name="gr1" draw:text-style-name="P4" draw:layer="layout" svg:width="7cm" svg:height="1cm" svg:x="8.5cm" svg:y="11cm">
          <text:p text:style-name="P1"><text:span text:style-name="T1">brush settings 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draw:text-style-name="P3" draw:layer="layout" svg:width="7.999cm" svg:height="2.999cm" draw:transform="rotate (1.5707963267946) translate (15.5cm 11.5000000000004cm)" svg:viewBox="0 0 8000 3000" draw:points="0,31000 0,31500 8000,31500 8000,34000">
          <text:p/>
        </draw:polyline>
        <draw:line draw:style-name="gr3" draw:text-style-name="P3" draw:layer="layout" svg:x1="6.5cm" svg:y1="18cm" svg:x2="5cm" svg:y2="16.5cm">
          <text:p/>
        </draw:line>
        <draw:custom-shape draw:style-name="gr1" draw:text-style-name="P4" draw:layer="layout" svg:width="4cm" svg:height="1cm" svg:x="6.5cm" svg:y="17.5cm">
          <text:p text:style-name="P1"><text:span text:style-name="T1">brush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7cm" svg:y1="7.5cm" svg:x2="7cm" svg:y2="16cm">
          <text:p/>
        </draw:line>
        <draw:custom-shape draw:style-name="gr1" draw:text-style-name="P4" draw:layer="layout" svg:width="5.5cm" svg:height="1cm" svg:x="10cm" svg:y="12cm">
          <text:p text:style-name="P1"><text:span text:style-name="T1">fun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3T17:58:00</meta:creation-date>
    <dc:date>2009-10-03T19:35:54</dc:date>
    <meta:editing-duration>PT00H19M42S</meta:editing-duration>
    <meta:editing-cycles>4</meta:editing-cycles>
    <meta:generator>OpenOffice.org/3.1$Unix OpenOffice.org_project/310m19$Build-9420</meta:generator>
    <meta:document-statistic meta:object-count="26"/>
  </office:meta>
</office:document-meta>
</file>